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31cm"/>
    </style:style>
    <style:style style:name="co3" style:family="table-column">
      <style:table-column-properties fo:break-before="auto" style:column-width="7.02cm"/>
    </style:style>
    <style:style style:name="co4" style:family="table-column">
      <style:table-column-properties fo:break-before="auto" style:column-width="4.05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T1" style:family="text">
      <style:text-properties style:font-name="Arial" fo:font-size="13pt" fo:language="en" fo:country="US" style:font-size-asian="12pt" style:language-asian="ja" style:country-asian="JP" style:font-name-complex="Arial" style:font-size-complex="7.40000009536743pt"/>
    </style:style>
    <style:style style:name="T2" style:family="text">
      <style:text-properties style:font-name="Arial" fo:font-size="13pt" fo:language="en" fo:country="US" style:font-size-asian="13pt" style:language-asian="ja" style:country-asian="JP" style:font-name-complex="Arial" style:font-size-complex="7.40000009536743pt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1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/>
          <table:table-cell/>
          <table:table-cell table:style-name="ce7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list of processe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19-10-29T18:28:06.97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to-do list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19-11-03T18:23:13.32">
            <text:p>2019/11/3 18:2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1-04T14:16:33.25">
            <text:p>2019/11/4 14:16</text:p>
          </table:table-cell>
          <table:table-cell office:value-type="string">
            <text:p>*</text:p>
          </table:table-cell>
        </table:table-row>
      </table:table>
      <table:table table:name="3" table:style-name="ta1" table:print="false">
        <table:table-column table:style-name="co1" table:default-cell-style-name="ce17"/>
        <table:table-column table:style-name="co2" table:default-cell-style-name="ce18"/>
        <table:table-column table:style-name="co3" table:default-cell-style-name="ce16"/>
        <table:table-column table:style-name="co4" table:default-cell-style-name="ce23"/>
        <table:table-column table:style-name="co1" table:default-cell-style-name="ce24"/>
        <table:table-column table:style-name="co1" table:default-cell-style-name="ce25"/>
        <table:table-column table:style-name="co1" table:default-cell-style-name="ce17"/>
        <table:table-column table:style-name="co1" table:default-cell-style-name="ce26"/>
        <table:table-column table:style-name="co1" table:default-cell-style-name="ce27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odo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style-name="ce16" office:value-type="float" office:value="1">
            <text:p>1</text:p>
          </table:table-cell>
          <table:table-cell office:value-type="string">
            <text:p>2. process-1で作った画像に、　=&gt;　ガウス差分、掛ける</text:p>
          </table:table-cell>
          <table:table-cell office:value-type="string">
            <text:p>myself] res free# JVEMV6 46#6.5_8 / 46. art / 6. va / 5. free painting / 20191030_165445</text:p>
          </table:table-cell>
          <table:table-cell table:style-name="ce21" office:value-type="string">
            <text:p>20191030_174322</text:p>
          </table:table-cell>
          <table:table-cell table:number-columns-repeated="2"/>
          <table:table-cell table:style-name="ce16"/>
          <table:table-cell/>
          <table:table-cell office:value-type="date" office:date-value="2019-11-03T18:22:34.779999">
            <text:p>2019/11/3 18:22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9" office:value-type="string">
            <text:p>process-3で作った画像に　=&gt;　process-2を施す</text:p>
          </table:table-cell>
          <table:table-cell office:value-type="string">
            <text:p>myself] res free# JVEMV6 46#6.5_10 / 46. art / 6. va / 5. free painting / 20191104_135951</text:p>
          </table:table-cell>
          <table:table-cell table:style-name="ce21"/>
          <table:table-cell table:number-columns-repeated="2"/>
          <table:table-cell table:style-name="ce16"/>
          <table:table-cell/>
          <table:table-cell office:value-type="date" office:date-value="2019-11-04T14:16:26.02">
            <text:p>2019/11/4 14:16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16" office:value-type="float" office:value="3">
            <text:p>3</text:p>
          </table:table-cell>
          <table:table-cell table:style-name="ce20"/>
          <table:table-cell/>
          <table:table-cell table:style-name="ce22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1-04T14:16:31.47">
            <text:p>2019/11/4 14:16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table:table-column table:style-name="co1" table:default-cell-style-name="ce29"/>
        <table:table-column table:style-name="co1" table:default-cell-style-name="ce30"/>
        <table:table-column table:style-name="co1" table:default-cell-style-name="ce33"/>
        <table:table-column table:style-name="co1" table:default-cell-style-name="ce36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39"/>
        <table:table-column table:style-name="co1" table:default-cell-style-name="ce40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process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style-name="ce28" office:value-type="float" office:value="1">
            <text:p>1</text:p>
          </table:table-cell>
          <table:table-cell office:value-type="string">
            <text:p>1. DUP : 2019-10-23_00-24-38_000.jpg</text:p>
            <text:p>1. ==&gt; L-1.0</text:p>
            <text:p>2. 色 &gt; カラーバランス : M - c &gt; b</text:p>
            <text:p>1. マゼンタ　=&gt;　-100</text:p>
            <text:p>2. DUP : 2019-10-23_00-24-38_000.jpg</text:p>
            <text:p>1. ==&gt; L-2.0</text:p>
            <text:p>2. 色 &gt; カラーバランス : M - c &gt; b</text:p>
            <text:p>1. シアン　=&gt;　-100</text:p>
            <text:p>3. DUP : L-2.0 ==&gt; L-2.1</text:p>
            <text:p>4. L-2.0 → invisible</text:p>
            <text:p>5. L-2.1</text:p>
            <text:p>1. transparen → 50 %</text:p>
          </table:table-cell>
          <table:table-cell/>
          <table:table-cell table:style-name="ce34"/>
          <table:table-cell table:number-columns-repeated="2"/>
          <table:table-cell table:style-name="ce2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31" office:value-type="string">
            <text:p><text:span text:style-name="T1">1. L-3.1 </text:span><text:span text:style-name="T1">==&gt; move </text:span><text:span text:style-name="T1">: -50, 36</text:span></text:p>
            <text:p><text:span text:style-name="T1">2. #_ L-</text:span><text:span text:style-name="T1">2.0</text:span></text:p>
            <text:p><text:span text:style-name="T1">1. DUP </text:span><text:span text:style-name="T1">→ L-2.1</text:span></text:p>
            <text:p><text:span text:style-name="T1">3. #_ L-</text:span><text:span text:style-name="T1">2.1</text:span></text:p>
            <text:p><text:span text:style-name="T1">1. move </text:span><text:span text:style-name="T1">layer to </text:span><text:span text:style-name="T1">→ below </text:span><text:span text:style-name="T1">L-3.1</text:span></text:p>
            <text:p><text:span text:style-name="T1">4. #_ L-</text:span><text:span text:style-name="T1">3.1, L-2.1 </text:span><text:span text:style-name="T1">==&gt; </text:span><text:span text:style-name="T1">merge → </text:span><text:span text:style-name="T1">L-4.0</text:span></text:p>
            <text:p><text:span text:style-name="T1">5. L-4.0</text:span></text:p>
            <text:p><text:span text:style-name="T1">1. DUP </text:span><text:span text:style-name="T1">→ L-4.1</text:span></text:p>
            <text:p><text:span text:style-name="T1">6. L-4.1</text:span></text:p>
            <text:p><text:span text:style-name="T1">1. delete </text:span><text:span text:style-name="T1">the UN-</text:span><text:span text:style-name="T1">overlappi</text:span><text:span text:style-name="T1">ng area</text:span></text:p>
            <text:p><text:span text:style-name="T1">1. </text:span><text:span text:style-name="T1">４辺とも</text:span></text:p>
            <text:p><text:span text:style-name="T1">2. ~_ </text:span><text:span text:style-name="T1">canvas → </text:span><text:span text:style-name="T1">resize to </text:span><text:span text:style-name="T1">the rest</text:span></text:p>
          </table:table-cell>
          <table:table-cell/>
          <table:table-cell table:style-name="ce34"/>
          <table:table-cell table:number-columns-repeated="2"/>
          <table:table-cell table:style-name="ce2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28" office:value-type="float" office:value="3">
            <text:p>3</text:p>
          </table:table-cell>
          <table:table-cell table:style-name="ce32" office:value-type="string">
            <text:p><text:span text:style-name="T2">1. </text:span><text:span text:style-name="T2">ガウス</text:span><text:span text:style-name="T2">差分　</text:span><text:span text:style-name="T2">L-1 <text:s/></text:span><text:span text:style-name="T2">(M – R &gt; t </text:span><text:span text:style-name="T2">&gt; d)</text:span></text:p>
            <text:p><text:span text:style-name="T2"><text:s text:c="2"/></text:span><text:span text:style-name="T2">半径１　</text:span><text:span text:style-name="T2">3.0</text:span></text:p>
            <text:p><text:span text:style-name="T2">　半径２　</text:span><text:span text:style-name="T2">1.0</text:span></text:p>
            <text:p><text:span text:style-name="T2"><text:s text:c="2"/></text:span><text:span text:style-name="T2">正規化</text:span><text:span text:style-name="T2">＋</text:span></text:p>
            <text:p><text:span text:style-name="T2">　階調を</text:span><text:span text:style-name="T2">反転＋</text:span></text:p>
            <text:p><text:span text:style-name="T2">2. </text:span><text:span text:style-name="T2">背景、</text:span><text:span text:style-name="T2">追加（色</text:span><text:span text:style-name="T2">付け）</text:span><text:span text:style-name="T2">L-2</text:span></text:p>
            <text:p><text:span text:style-name="T2">3. L1</text:span><text:span text:style-name="T2">　</text:span><text:span text:style-name="T2">==&gt;</text:span><text:span text:style-name="T2">　</text:span><text:span text:style-name="T2">transpanr</text:span><text:span text:style-name="T2">et, 50 %</text:span></text:p>
            <text:p><text:span text:style-name="T2">4. L1,L2 </text:span><text:span text:style-name="T2">==&gt; </text:span><text:span text:style-name="T2">merge </text:span><text:span text:style-name="T2">---&gt; L-3</text:span></text:p>
          </table:table-cell>
          <table:table-cell/>
          <table:table-cell table:style-name="ce35"/>
          <table:table-cell table:number-columns-repeated="4"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34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1-04T14:16:33.27">
            <text:p>2019/11/4 14:16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number-columns-repeated="2" table:default-cell-style-name="ce42"/>
        <table:table-column table:style-name="co1" table:default-cell-style-name="ce44"/>
        <table:table-column table:style-name="co1" table:default-cell-style-name="ce47"/>
        <table:table-column table:style-name="co1" table:default-cell-style-name="ce48"/>
        <table:table-column table:style-name="co1" table:default-cell-style-name="ce49"/>
        <table:table-column table:style-name="co1" table:default-cell-style-name="ce42"/>
        <table:table-column table:style-name="co1" table:default-cell-style-name="ce43"/>
        <table:table-column table:style-name="co1" table:default-cell-style-name="ce50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3" office:value-type="string">
            <text:p>glassed</text:p>
          </table:table-cell>
          <table:table-cell office:value-type="string">
            <text:p>overlap</text:p>
          </table:table-cell>
          <table:table-cell table:style-name="ce45" office:value-type="string">
            <text:p>3 base images</text:p>
          </table:table-cell>
          <table:table-cell office:value-type="string">
            <text:p>myself] res free# JVEMV6 46#6.5_ 7 / 46. art / 6. va / 5. free painting / 20191029_174834</text:p>
          </table:table-cell>
          <table:table-cell table:number-columns-repeated="3"/>
          <table:table-cell office:value-type="date" office:date-value="2019-10-29T18:06:42.3">
            <text:p>2019/10/29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41"/>
          <table:table-cell table:style-name="ce43"/>
          <table:table-cell/>
          <table:table-cell table:style-name="ce46"/>
          <table:table-cell table:number-columns-repeated="2"/>
          <table:table-cell table:style-name="ce41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41"/>
          <table:table-cell table:style-name="ce43"/>
          <table:table-cell/>
          <table:table-cell table:style-name="ce46"/>
          <table:table-cell table:number-columns-repeated="2"/>
          <table:table-cell table:style-name="ce41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46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1-04T14:16:33.27">
            <text:p>2019/11/4 14:16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'2'.A2:'2'.I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2019/11/04</text:date>, <text:time>14:1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19-11-04T14:16:33.14</dc:date>
    <dc:creator>iwabuchi ken</dc:creator>
    <meta:editing-duration>PT1H5M6S</meta:editing-duration>
    <meta:editing-cycles>9</meta:editing-cycles>
    <meta:generator>OpenOffice/4.1.3$Win32 OpenOffice.org_project/413m1$Build-9783</meta:generator>
    <meta:document-statistic meta:table-count="4" meta:cell-count="122" meta:object-count="0"/>
  </office:meta>
</office:document-meta>
</file>